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1.98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22cm" fo:min-width="0.972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12cm" fo:min-width="3.81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3.69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ffffff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9cm" fo:min-width="0.972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3.461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9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38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2.654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draw:stroke="solid" draw:stroke-dash="Long_20_Dash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3.66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3.335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/>
      <style:text-properties fo:font-size="24pt" fo:font-weight="bold"/>
    </style:style>
    <style:style style:name="P10" style:family="paragraph">
      <loext:graphic-properties draw:fill="none" draw:fill-color="#ffffff"/>
      <style:paragraph-properties fo:text-align="center"/>
      <style:text-properties fo:font-size="24pt" fo:font-weight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0.762cm" svg:x="1cm" svg:y="2.663cm">
          <text:p text:style-name="P1"><text:span text:style-name="T1">Cryo P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0.762cm" svg:x="1cm" svg:y="4.713cm">
          <text:p text:style-name="P1"><text:span text:style-name="T1">WATCH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0.762cm" svg:x="5.255cm" svg:y="4.695cm">
          <text:p text:style-name="P1"><text:span text:style-name="T1">WATCH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0.762cm" svg:x="9.661cm" svg:y="4.695cm">
          <text:p text:style-name="P1"><text:span text:style-name="T1">WATCH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0.762cm" svg:x="13.764cm" svg:y="4.695cm">
          <text:p text:style-name="P1"><text:span text:style-name="T1">WATCH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0.762cm" svg:x="18.018cm" svg:y="4.695cm">
          <text:p text:style-name="P1"><text:span text:style-name="T1">WATCH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048cm" svg:height="3.048cm" svg:x="9.407cm" svg:y="7.308cm">
          <text:p text:style-name="P1"><text:span text:style-name="T1">All Equ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4.318cm" svg:height="0.762cm" svg:x="16.274cm" svg:y="8.424cm">
          <text:p text:style-name="P1"><text:span text:style-name="T1">ALARMSTATUS=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4.242cm" svg:height="0.762cm" svg:x="1cm" svg:y="8.468cm">
          <text:p text:style-name="P1"><text:span text:style-name="T1">ALARMSTATUS=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27cm" svg:y1="3.425cm" svg:x2="2.27cm" svg:y2="4.713cm" draw:start-shape="id1" draw:start-glue-point="2" draw:end-shape="id2" draw:end-glue-point="0" svg:d="M2270 3425v1288" svg:viewBox="0 0 1 1289">
          <text:p/>
        </draw:connector>
        <draw:connector draw:style-name="gr6" draw:text-style-name="P4" draw:layer="layout" draw:type="line" svg:x1="3.54cm" svg:y1="5.094cm" svg:x2="5.255cm" svg:y2="5.076cm" draw:start-shape="id2" draw:start-glue-point="1" draw:end-shape="id3" draw:end-glue-point="3" svg:d="M3540 5094l1715-18" svg:viewBox="0 0 1716 19">
          <text:p/>
        </draw:connector>
        <draw:connector draw:style-name="gr6" draw:text-style-name="P4" draw:layer="layout" draw:type="line" svg:x1="7.795cm" svg:y1="5.076cm" svg:x2="9.661cm" svg:y2="5.076cm" draw:start-shape="id3" draw:start-glue-point="1" draw:end-shape="id4" draw:end-glue-point="3" svg:d="M7795 5076h1866" svg:viewBox="0 0 1867 1">
          <text:p/>
        </draw:connector>
        <draw:connector draw:style-name="gr6" draw:text-style-name="P4" draw:layer="layout" draw:type="line" svg:x1="12.201cm" svg:y1="5.076cm" svg:x2="13.764cm" svg:y2="5.076cm" draw:start-shape="id4" draw:start-glue-point="1" draw:end-shape="id5" draw:end-glue-point="3" svg:d="M12201 5076h1563" svg:viewBox="0 0 1564 1">
          <text:p/>
        </draw:connector>
        <draw:connector draw:style-name="gr6" draw:text-style-name="P4" draw:layer="layout" draw:type="line" svg:x1="16.304cm" svg:y1="5.076cm" svg:x2="18.018cm" svg:y2="5.076cm" draw:start-shape="id5" draw:start-glue-point="1" draw:end-shape="id6" draw:end-glue-point="3" svg:d="M16304 5076h1714" svg:viewBox="0 0 1715 1">
          <text:p/>
        </draw:connector>
        <draw:connector draw:style-name="gr5" draw:text-style-name="P3" draw:layer="layout" svg:x1="2.27cm" svg:y1="5.475cm" svg:x2="10.931cm" svg:y2="7.308cm" draw:start-shape="id2" draw:start-glue-point="2" draw:end-shape="id7" draw:end-glue-point="4" svg:d="M2270 5475v917h8661v916" svg:viewBox="0 0 8662 1834">
          <text:p/>
        </draw:connector>
        <draw:connector draw:style-name="gr5" draw:text-style-name="P3" draw:layer="layout" svg:x1="6.525cm" svg:y1="5.457cm" svg:x2="10.931cm" svg:y2="7.308cm" draw:start-shape="id3" draw:start-glue-point="2" draw:end-shape="id7" draw:end-glue-point="4" svg:d="M6525 5457v926h4406v925" svg:viewBox="0 0 4407 1852">
          <text:p/>
        </draw:connector>
        <draw:connector draw:style-name="gr5" draw:text-style-name="P3" draw:layer="layout" svg:x1="10.931cm" svg:y1="5.457cm" svg:x2="10.931cm" svg:y2="7.308cm" draw:start-shape="id4" draw:start-glue-point="2" draw:end-shape="id7" draw:end-glue-point="4" svg:d="M10931 5457v1851" svg:viewBox="0 0 1 1852">
          <text:p/>
        </draw:connector>
        <draw:connector draw:style-name="gr5" draw:text-style-name="P3" draw:layer="layout" svg:x1="15.034cm" svg:y1="5.457cm" svg:x2="10.931cm" svg:y2="7.308cm" draw:start-shape="id5" draw:start-glue-point="2" draw:end-shape="id7" draw:end-glue-point="4" svg:d="M15034 5457v926h-4103v925" svg:viewBox="0 0 4104 1852">
          <text:p/>
        </draw:connector>
        <draw:connector draw:style-name="gr5" draw:text-style-name="P3" draw:layer="layout" svg:x1="19.288cm" svg:y1="5.457cm" svg:x2="10.931cm" svg:y2="7.308cm" draw:start-shape="id6" draw:start-glue-point="2" draw:end-shape="id7" draw:end-glue-point="4" svg:d="M19288 5457v926h-8357v925" svg:viewBox="0 0 8358 1852">
          <text:p/>
        </draw:connector>
        <draw:connector draw:style-name="gr5" draw:text-style-name="P3" draw:layer="layout" draw:type="line" svg:x1="12.455cm" svg:y1="8.832cm" svg:x2="16.274cm" svg:y2="8.805cm" draw:start-shape="id7" draw:start-glue-point="7" draw:end-shape="id8" draw:end-glue-point="3" svg:d="M12455 8832l3819-27" svg:viewBox="0 0 3820 28">
          <text:p/>
        </draw:connector>
        <draw:connector draw:style-name="gr5" draw:text-style-name="P3" draw:layer="layout" svg:x1="9.407cm" svg:y1="8.832cm" svg:x2="5.242cm" svg:y2="8.849cm" draw:start-shape="id7" draw:start-glue-point="5" draw:end-shape="id9" draw:end-glue-point="1" svg:d="M9407 8832h-2082v17h-2083" svg:viewBox="0 0 4166 18">
          <text:p/>
        </draw:connector>
        <draw:frame draw:style-name="gr7" draw:text-style-name="P5" draw:layer="layout" svg:width="2.54cm" svg:height="1.016cm" svg:x="13.124cm" svg:y="7.743cm">
          <draw:text-box>
            <text:p><text:span text:style-name="T1">FALSE</text:span></text:p>
          </draw:text-box>
        </draw:frame>
        <draw:frame draw:style-name="gr7" draw:text-style-name="P6" draw:layer="layout" svg:width="2.54cm" svg:height="1.016cm" svg:x="6.969cm" svg:y="7.804cm">
          <draw:text-box>
            <text:p><text:span text:style-name="T1">TRUE</text:span></text:p>
          </draw:text-box>
        </draw:frame>
        <draw:custom-shape draw:style-name="gr8" draw:text-style-name="P2" xml:id="id10" draw:id="id10" draw:layer="layout" svg:width="3.048cm" svg:height="2.921cm" svg:x="6.861cm" svg:y="11.322cm">
          <text:p text:style-name="P1"><text:span text:style-name="T1">Open</text:span></text:p>
          <text:p text:style-name="P1"><text:span text:style-name="T1">And</text:span></text:p>
          <text:p text:style-name="P1"><text:span text:style-name="T1">Ala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.121cm" svg:y1="9.23cm" svg:x2="6.861cm" svg:y2="12.783cm" draw:start-shape="id9" draw:start-glue-point="2" draw:end-shape="id10" draw:end-glue-point="5" svg:d="M3121 9230v3553h3740" svg:viewBox="0 0 3741 3554">
          <text:p/>
        </draw:connector>
        <draw:custom-shape draw:style-name="gr9" draw:text-style-name="P2" xml:id="id11" draw:id="id11" draw:layer="layout" svg:width="4.013cm" svg:height="0.762cm" svg:x="11.299cm" svg:y="12.424cm">
          <text:p text:style-name="P1"><text:span text:style-name="T1">Close FE Shutt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909cm" svg:y1="12.783cm" svg:x2="11.299cm" svg:y2="12.805cm" draw:start-shape="id10" draw:start-glue-point="7" draw:end-shape="id11" draw:end-glue-point="3" svg:d="M9909 12783l1390 22" svg:viewBox="0 0 1391 23">
          <text:p/>
        </draw:connector>
        <draw:connector draw:style-name="gr5" draw:text-style-name="P3" draw:layer="layout" svg:x1="3.121cm" svg:y1="9.23cm" svg:x2="6.867cm" svg:y2="16.836cm" draw:start-shape="id9" draw:start-glue-point="2" draw:end-shape="id12" draw:end-glue-point="5" svg:d="M3121 9230v7606h3746" svg:viewBox="0 0 3747 7607">
          <text:p/>
        </draw:connector>
        <draw:frame draw:style-name="gr10" draw:text-style-name="P8" draw:layer="layout" svg:width="2.513cm" svg:height="0.802cm" svg:x="9.69cm" svg:y="16.88cm">
          <draw:text-box>
            <text:p text:style-name="P7"><text:span text:style-name="T1">Wait 3 s</text:span></text:p>
          </draw:text-box>
        </draw:frame>
        <draw:frame draw:style-name="gr11" draw:text-style-name="P8" draw:layer="layout" svg:width="1.27cm" svg:height="1.196cm" svg:x="3.54cm" svg:y="4.81cm">
          <draw:text-box>
            <text:p text:style-name="P7"><text:span text:style-name="T1">1 s</text:span></text:p>
          </draw:text-box>
        </draw:frame>
        <draw:frame draw:style-name="gr12" draw:text-style-name="P10" draw:layer="layout" svg:width="19.59cm" svg:height="1.195cm" svg:x="1cm" svg:y="1.054cm">
          <draw:text-box>
            <text:p text:style-name="P9">cryoAlive: EPS Logic</text:p>
          </draw:text-box>
        </draw:frame>
        <draw:frame draw:style-name="gr11" draw:text-style-name="P8" draw:layer="layout" svg:width="1.27cm" svg:height="1.196cm" svg:x="7.74cm" svg:y="4.81cm">
          <draw:text-box>
            <text:p text:style-name="P7"><text:span text:style-name="T1">1 s</text:span></text:p>
          </draw:text-box>
        </draw:frame>
        <draw:frame draw:style-name="gr11" draw:text-style-name="P8" draw:layer="layout" svg:width="1.27cm" svg:height="1.196cm" svg:x="12.04cm" svg:y="4.81cm">
          <draw:text-box>
            <text:p text:style-name="P7"><text:span text:style-name="T1">1 s</text:span></text:p>
          </draw:text-box>
        </draw:frame>
        <draw:frame draw:style-name="gr11" draw:text-style-name="P8" draw:layer="layout" svg:width="1.27cm" svg:height="1.196cm" svg:x="16.24cm" svg:y="4.81cm">
          <draw:text-box>
            <text:p text:style-name="P7"><text:span text:style-name="T1">1 s</text:span></text:p>
          </draw:text-box>
        </draw:frame>
        <draw:frame draw:style-name="gr13" draw:text-style-name="P11" draw:layer="layout" svg:width="1.983cm" svg:height="0.802cm" svg:x="9.566cm" svg:y="11.823cm">
          <draw:text-box>
            <text:p text:style-name="P7"><text:span text:style-name="T1">TRUE</text:span></text:p>
          </draw:text-box>
        </draw:frame>
        <draw:custom-shape draw:style-name="gr8" draw:text-style-name="P2" xml:id="id12" draw:id="id12" draw:layer="layout" svg:width="3.048cm" svg:height="2.921cm" svg:x="6.867cm" svg:y="15.375cm">
          <text:p text:style-name="P1"><text:span text:style-name="T1">Clo</text:span><text:span text:style-name="T1">se</text:span><text:span text:style-name="T1">d</text:span></text:p>
          <text:p text:style-name="P1"><text:span text:style-name="T1">An</text:span><text:span text:style-name="T1">d</text:span></text:p>
          <text:p text:style-name="P1"><text:span text:style-name="T1">Ala</text:span><text:span text:style-name="T1">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3" draw:id="id13" draw:layer="layout" svg:width="3.206cm" svg:height="0.762cm" svg:x="12.099cm" svg:y="16.438cm">
          <text:p text:style-name="P1"><text:span text:style-name="T1">Close </text:span><text:span text:style-name="T1">US GV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915cm" svg:y1="16.836cm" svg:x2="12.099cm" svg:y2="16.819cm" draw:start-shape="id12" draw:start-glue-point="7" draw:end-shape="id13" draw:end-glue-point="3" svg:d="M9915 16836l2184-17" svg:viewBox="0 0 2185 18">
          <text:p/>
        </draw:connector>
        <draw:frame draw:style-name="gr13" draw:text-style-name="P11" draw:layer="layout" svg:width="1.983cm" svg:height="0.802cm" svg:x="9.966cm" svg:y="15.937cm">
          <draw:text-box>
            <text:p text:style-name="P7"><text:span text:style-name="T1">TRUE</text:span></text:p>
          </draw:text-box>
        </draw:frame>
        <draw:connector draw:style-name="gr15" draw:text-style-name="P3" draw:layer="layout" draw:line-skew="0.145cm" svg:x1="18.302cm" svg:y1="17.2cm" svg:x2="8.391cm" svg:y2="19.562cm" draw:start-shape="id14" draw:start-glue-point="2" draw:end-shape="id15" draw:end-glue-point="4" svg:d="M18302 17200v1326h-9911v1036" svg:viewBox="0 0 9912 2363">
          <text:p/>
        </draw:connector>
        <draw:custom-shape draw:style-name="gr16" draw:text-style-name="P2" xml:id="id16" draw:id="id16" draw:layer="layout" svg:width="4.216cm" svg:height="0.762cm" svg:x="16.35cm" svg:y="12.438cm">
          <text:p text:style-name="P1"><text:span text:style-name="T1">FE </text:span><text:span text:style-name="T1">Shutter </text:span><text:span text:style-name="T1">Statu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312cm" svg:y1="12.805cm" svg:x2="16.35cm" svg:y2="12.819cm" draw:start-shape="id11" draw:start-glue-point="1" draw:end-shape="id16" draw:end-glue-point="3" svg:d="M15312 12805h519v14h519" svg:viewBox="0 0 1039 15">
          <text:p/>
        </draw:connector>
        <draw:connector draw:style-name="gr5" draw:text-style-name="P3" draw:layer="layout" draw:line-skew="-0.269cm" svg:x1="18.458cm" svg:y1="12.438cm" svg:x2="8.385cm" svg:y2="11.322cm" draw:start-shape="id16" draw:start-glue-point="0" draw:end-shape="id10" draw:end-glue-point="4" svg:d="M18458 12438v-1913h-10073v797" svg:viewBox="0 0 10074 1914">
          <text:p/>
        </draw:connector>
        <draw:connector draw:style-name="gr5" draw:text-style-name="P3" draw:layer="layout" draw:line-skew="0.175cm" svg:x1="18.458cm" svg:y1="13.2cm" svg:x2="8.391cm" svg:y2="15.375cm" draw:start-shape="id16" draw:start-glue-point="2" draw:end-shape="id12" draw:end-glue-point="4" svg:d="M18458 13200v1262h-10067v913" svg:viewBox="0 0 10068 2176">
          <text:p/>
        </draw:connector>
        <draw:custom-shape draw:style-name="gr14" draw:text-style-name="P2" xml:id="id14" draw:id="id14" draw:layer="layout" svg:width="3.206cm" svg:height="0.762cm" svg:x="16.699cm" svg:y="16.438cm">
          <text:p text:style-name="P1"><text:span text:style-name="T1">US GV </text:span><text:span text:style-name="T1">Statu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305cm" svg:y1="16.819cm" svg:x2="16.699cm" svg:y2="16.819cm" draw:start-shape="id13" draw:start-glue-point="1" draw:end-shape="id14" draw:end-glue-point="3" svg:d="M15305 16819h1394" svg:viewBox="0 0 1395 1">
          <text:p/>
        </draw:connector>
        <draw:frame draw:style-name="gr10" draw:text-style-name="P8" draw:layer="layout" svg:width="2.513cm" svg:height="0.802cm" svg:x="9.69cm" svg:y="21.067cm">
          <draw:text-box>
            <text:p text:style-name="P7"><text:span text:style-name="T1">Wait 3 s</text:span></text:p>
          </draw:text-box>
        </draw:frame>
        <draw:custom-shape draw:style-name="gr8" draw:text-style-name="P2" xml:id="id15" draw:id="id15" draw:layer="layout" svg:width="3.048cm" svg:height="2.921cm" svg:x="6.867cm" svg:y="19.562cm">
          <text:p text:style-name="P1"><text:span text:style-name="T1">Closed</text:span></text:p>
          <text:p text:style-name="P1"><text:span text:style-name="T1">And</text:span></text:p>
          <text:p text:style-name="P1"><text:span text:style-name="T1">Ala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7" draw:id="id17" draw:layer="layout" svg:width="3.206cm" svg:height="0.762cm" svg:x="12.099cm" svg:y="20.625cm">
          <text:p text:style-name="P1"><text:span text:style-name="T1">Close DS GV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915cm" svg:y1="21.023cm" svg:x2="12.099cm" svg:y2="21.006cm" draw:start-shape="id15" draw:start-glue-point="7" draw:end-shape="id17" draw:end-glue-point="3" svg:d="M9915 21023l2184-17" svg:viewBox="0 0 2185 18">
          <text:p/>
        </draw:connector>
        <draw:frame draw:style-name="gr13" draw:text-style-name="P11" draw:layer="layout" svg:width="1.983cm" svg:height="0.802cm" svg:x="9.966cm" svg:y="20.124cm">
          <draw:text-box>
            <text:p text:style-name="P7"><text:span text:style-name="T1">TRUE</text:span></text:p>
          </draw:text-box>
        </draw:frame>
        <draw:connector draw:style-name="gr15" draw:text-style-name="P3" draw:layer="layout" draw:line-skew="0.122cm" svg:x1="18.302cm" svg:y1="21.387cm" svg:x2="8.391cm" svg:y2="23.549cm" draw:start-shape="id18" draw:start-glue-point="2" draw:end-shape="id19" draw:end-glue-point="4" svg:d="M18302 21387v1203h-9911v959" svg:viewBox="0 0 9912 2163">
          <text:p/>
        </draw:connector>
        <draw:custom-shape draw:style-name="gr14" draw:text-style-name="P2" xml:id="id18" draw:id="id18" draw:layer="layout" svg:width="3.206cm" svg:height="0.762cm" svg:x="16.699cm" svg:y="20.625cm">
          <text:p text:style-name="P1"><text:span text:style-name="T1">D</text:span><text:span text:style-name="T1">S </text:span><text:span text:style-name="T1">G</text:span><text:span text:style-name="T1">V </text:span><text:span text:style-name="T1">St</text:span><text:span text:style-name="T1">at</text:span><text:span text:style-name="T1">u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305cm" svg:y1="21.006cm" svg:x2="16.699cm" svg:y2="21.006cm" draw:start-shape="id17" draw:start-glue-point="1" draw:end-shape="id18" draw:end-glue-point="3" svg:d="M15305 21006h1394" svg:viewBox="0 0 1395 1">
          <text:p/>
        </draw:connector>
        <draw:connector draw:style-name="gr5" draw:text-style-name="P3" draw:layer="layout" svg:x1="3.121cm" svg:y1="9.23cm" svg:x2="6.867cm" svg:y2="21.023cm" draw:start-shape="id9" draw:start-glue-point="2" draw:end-shape="id15" draw:end-glue-point="5" svg:d="M3121 9230v11793h3746" svg:viewBox="0 0 3747 11794">
          <text:p/>
        </draw:connector>
        <draw:frame draw:style-name="gr10" draw:text-style-name="P8" draw:layer="layout" svg:width="2.513cm" svg:height="0.802cm" svg:x="9.69cm" svg:y="25.054cm">
          <draw:text-box>
            <text:p text:style-name="P7"><text:span text:style-name="T1">Wait 3 s</text:span></text:p>
          </draw:text-box>
        </draw:frame>
        <draw:custom-shape draw:style-name="gr8" draw:text-style-name="P2" xml:id="id19" draw:id="id19" draw:layer="layout" svg:width="3.048cm" svg:height="2.921cm" svg:x="6.867cm" svg:y="23.549cm">
          <text:p text:style-name="P1"><text:span text:style-name="T1">Closed</text:span></text:p>
          <text:p text:style-name="P1"><text:span text:style-name="T1">And</text:span></text:p>
          <text:p text:style-name="P1"><text:span text:style-name="T1">Ala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2" xml:id="id20" draw:id="id20" draw:layer="layout" svg:width="3.887cm" svg:height="0.762cm" svg:x="13.899cm" svg:y="24.612cm">
          <text:p text:style-name="P1"><text:span text:style-name="T1">Clo</text:span><text:span text:style-name="T1">se </text:span><text:span text:style-name="T1">2</text:span><text:span text:style-name="T2">nd</text:span><text:span text:style-name="T1"> </text:span><text:span text:style-name="T1">US </text:span><text:span text:style-name="T1">GV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9.915cm" svg:y1="25.01cm" svg:x2="13.899cm" svg:y2="24.993cm" draw:start-shape="id19" draw:start-glue-point="7" draw:end-shape="id20" draw:end-glue-point="3" svg:d="M9915 25010l3984-17" svg:viewBox="0 0 3985 18">
          <text:p/>
        </draw:connector>
        <draw:frame draw:style-name="gr13" draw:text-style-name="P11" draw:layer="layout" svg:width="1.983cm" svg:height="0.802cm" svg:x="9.966cm" svg:y="24.111cm">
          <draw:text-box>
            <text:p text:style-name="P7"><text:span text:style-name="T1">TRUE</text:span></text:p>
          </draw:text-box>
        </draw:frame>
        <draw:connector draw:style-name="gr5" draw:text-style-name="P3" draw:layer="layout" svg:x1="3.121cm" svg:y1="9.23cm" svg:x2="6.867cm" svg:y2="25.01cm" draw:start-shape="id9" draw:start-glue-point="2" draw:end-shape="id19" draw:end-glue-point="5" svg:d="M3121 9230v15780h3746" svg:viewBox="0 0 3747 15781">
          <text:p/>
        </draw:connector>
        <draw:custom-shape draw:style-name="gr17" draw:text-style-name="P2" xml:id="id21" draw:id="id21" draw:layer="layout" svg:width="3.887cm" svg:height="0.762cm" svg:x="13.899cm" svg:y="25.612cm">
          <text:p text:style-name="P1"><text:span text:style-name="T1">Close 2</text:span><text:span text:style-name="T2">nd</text:span><text:span text:style-name="T1"> </text:span><text:span text:style-name="T1">DS GV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396cm" svg:x1="9.915cm" svg:y1="25.01cm" svg:x2="13.899cm" svg:y2="25.993cm" draw:start-shape="id19" draw:start-glue-point="7" draw:end-shape="id21" draw:end-glue-point="3" svg:d="M9915 25010h2388v983h1596" svg:viewBox="0 0 3985 98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4-09-21T22:03:34.239820907</meta:creation-date>
    <dc:date>2024-09-22T21:48:12.240346086</dc:date>
    <meta:editing-duration>PT1H12M28S</meta:editing-duration>
    <meta:editing-cycles>18</meta:editing-cycles>
    <meta:generator>LibreOffice/6.4.7.2$Linux_X86_64 LibreOffice_project/40$Build-2</meta:generator>
    <meta:document-statistic meta:object-count="63"/>
  </office:meta>
</office:document-meta>
</file>